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text-properties style:font-name="Arial"/>
    </style:style>
    <style:style style:name="P3" style:family="paragraph" style:parent-style-name="Frame_20_contents">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Text_20_body">
      <style:text-properties officeooo:paragraph-rsid="009445de"/>
    </style:style>
    <style:style style:name="P5" style:family="paragraph" style:parent-style-name="Text_20_body">
      <style:text-properties style:text-underline-style="none" officeooo:rsid="00b10587" officeooo:paragraph-rsid="00b10587"/>
    </style:style>
    <style:style style:name="P6" style:family="paragraph" style:parent-style-name="Text_20_body">
      <style:text-properties officeooo:rsid="00b185bb" officeooo:paragraph-rsid="00b185bb"/>
    </style:style>
    <style:style style:name="P7" style:family="paragraph" style:parent-style-name="Text_20_body">
      <style:text-properties officeooo:rsid="00b9f527" officeooo:paragraph-rsid="00b9f527"/>
    </style:style>
    <style:style style:name="P8" style:family="paragraph" style:parent-style-name="Text_20_body">
      <style:text-properties officeooo:paragraph-rsid="00c266c2"/>
    </style:style>
    <style:style style:name="P9" style:family="paragraph" style:parent-style-name="Text_20_body">
      <style:text-properties officeooo:paragraph-rsid="00c390f4"/>
    </style:style>
    <style:style style:name="P10" style:family="paragraph" style:parent-style-name="Text_20_body">
      <style:text-properties officeooo:rsid="00c91dea" officeooo:paragraph-rsid="00c91dea"/>
    </style:style>
    <style:style style:name="P11" style:family="paragraph" style:parent-style-name="Text_20_body">
      <style:text-properties officeooo:rsid="00c91dea" officeooo:paragraph-rsid="00ccda5c"/>
    </style:style>
    <style:style style:name="P12" style:family="paragraph" style:parent-style-name="Text_20_body">
      <style:text-properties officeooo:rsid="00b371f9" officeooo:paragraph-rsid="00b371f9"/>
    </style:style>
    <style:style style:name="P13" style:family="paragraph" style:parent-style-name="Text_20_body">
      <style:text-properties officeooo:rsid="00ca3502" officeooo:paragraph-rsid="00ca3502"/>
    </style:style>
    <style:style style:name="P14" style:family="paragraph" style:parent-style-name="Text_20_body">
      <style:text-properties officeooo:paragraph-rsid="00cad941"/>
    </style:style>
    <style:style style:name="P15" style:family="paragraph" style:parent-style-name="Text_20_body">
      <style:text-properties officeooo:paragraph-rsid="00cb00fa"/>
    </style:style>
    <style:style style:name="P16" style:family="paragraph" style:parent-style-name="Text_20_body">
      <style:text-properties officeooo:rsid="00cb7ffd" officeooo:paragraph-rsid="00cb7ffd"/>
    </style:style>
    <style:style style:name="P17" style:family="paragraph" style:parent-style-name="Text_20_body">
      <style:text-properties officeooo:rsid="00cdc072" officeooo:paragraph-rsid="00cdc072"/>
    </style:style>
    <style:style style:name="P18" style:family="paragraph" style:parent-style-name="Text_20_body">
      <style:text-properties officeooo:rsid="00a084ad"/>
    </style:style>
    <style:style style:name="P19" style:family="paragraph" style:parent-style-name="Text_20_body">
      <style:text-properties style:font-name="FreeMono" fo:font-size="10pt" officeooo:rsid="00de1eb6" officeooo:paragraph-rsid="00de1eb6" style:font-name-asian="Courier New" style:font-size-asian="10pt" style:font-name-complex="Courier New" style:font-size-complex="10pt"/>
    </style:style>
    <style:style style:name="P20" style:family="paragraph" style:parent-style-name="Text_20_body">
      <style:text-properties style:font-name="FreeMono" fo:font-size="10pt" officeooo:rsid="00de1eb6" officeooo:paragraph-rsid="00e08636" style:font-name-asian="Courier New" style:font-size-asian="10pt" style:font-name-complex="Courier New" style:font-size-complex="10pt"/>
    </style:style>
    <style:style style:name="P21" style:family="paragraph" style:parent-style-name="Text_20_body">
      <style:text-properties officeooo:rsid="00de1eb6" officeooo:paragraph-rsid="00de1eb6"/>
    </style:style>
    <style:style style:name="P22" style:family="paragraph" style:parent-style-name="Text_20_body">
      <style:text-properties officeooo:rsid="00e30bc8" officeooo:paragraph-rsid="00e30bc8"/>
    </style:style>
    <style:style style:name="P23" style:family="paragraph" style:parent-style-name="Text_20_body">
      <style:text-properties officeooo:paragraph-rsid="00ea6ec8"/>
    </style:style>
    <style:style style:name="P24" style:family="paragraph" style:parent-style-name="Text_20_body">
      <style:text-properties officeooo:paragraph-rsid="00f5f88a"/>
    </style:style>
    <style:style style:name="P25" style:family="paragraph" style:parent-style-name="Text_20_body">
      <style:text-properties officeooo:rsid="00fc0b8c" officeooo:paragraph-rsid="00fc0b8c"/>
    </style:style>
    <style:style style:name="P26" style:family="paragraph" style:parent-style-name="Text_20_body">
      <style:text-properties officeooo:rsid="00fc0b8c" officeooo:paragraph-rsid="00fec58f"/>
    </style:style>
    <style:style style:name="P27" style:family="paragraph" style:parent-style-name="Text_20_body">
      <style:text-properties officeooo:paragraph-rsid="01026d23"/>
    </style:style>
    <style:style style:name="P28" style:family="paragraph" style:parent-style-name="Text_20_body">
      <style:text-properties officeooo:paragraph-rsid="01040b47"/>
    </style:style>
    <style:style style:name="P29" style:family="paragraph" style:parent-style-name="Preformatted_20_Text">
      <style:text-properties officeooo:paragraph-rsid="00bb4b11"/>
    </style:style>
    <style:style style:name="P30" style:family="paragraph" style:parent-style-name="Preformatted_20_Text">
      <style:text-properties officeooo:paragraph-rsid="00bdaedd"/>
    </style:style>
    <style:style style:name="P31" style:family="paragraph" style:parent-style-name="Preformatted_20_Text">
      <style:text-properties officeooo:paragraph-rsid="00dc7bf6"/>
    </style:style>
    <style:style style:name="P32" style:family="paragraph" style:parent-style-name="Preformatted_20_Text">
      <style:text-properties officeooo:paragraph-rsid="00ea6ec8"/>
    </style:style>
    <style:style style:name="P33" style:family="paragraph" style:parent-style-name="Text_20_body" style:list-style-name="L1">
      <style:text-properties officeooo:rsid="00c91dea" officeooo:paragraph-rsid="00c91dea"/>
    </style:style>
    <style:style style:name="P34" style:family="paragraph" style:parent-style-name="Text_20_body" style:list-style-name="L2"/>
    <style:style style:name="P35" style:family="paragraph" style:parent-style-name="Text_20_body" style:list-style-name="L2">
      <style:text-properties officeooo:paragraph-rsid="00b710ad"/>
    </style:style>
    <style:style style:name="P36" style:family="paragraph" style:parent-style-name="Text_20_body">
      <style:text-properties officeooo:rsid="01026d23"/>
    </style:style>
    <style:style style:name="P37" style:family="paragraph" style:parent-style-name="Text_20_body">
      <style:text-properties officeooo:rsid="01026d23" officeooo:paragraph-rsid="01040b47"/>
    </style:style>
    <style:style style:name="P38" style:family="paragraph" style:parent-style-name="Text_20_body">
      <style:text-properties officeooo:rsid="0106029b" officeooo:paragraph-rsid="0106029b"/>
    </style:style>
    <style:style style:name="P39" style:family="paragraph" style:parent-style-name="Text_20_body">
      <style:text-properties officeooo:paragraph-rsid="01067fca"/>
    </style:style>
    <style:style style:name="P40" style:family="paragraph" style:parent-style-name="Text_20_body">
      <style:text-properties officeooo:paragraph-rsid="010a856b"/>
    </style:style>
    <style:style style:name="P41" style:family="paragraph" style:parent-style-name="Heading_20_3">
      <style:text-properties officeooo:paragraph-rsid="00cad941"/>
    </style:style>
    <style:style style:name="P42" style:family="paragraph" style:parent-style-name="Heading_20_3">
      <style:text-properties officeooo:rsid="00ccd3b6" officeooo:paragraph-rsid="00ccd3b6"/>
    </style:style>
    <style:style style:name="P43" style:family="paragraph" style:parent-style-name="Heading_20_3">
      <style:text-properties officeooo:paragraph-rsid="00f5f88a"/>
    </style:style>
    <style:style style:name="P44" style:family="paragraph" style:parent-style-name="Heading_20_4">
      <style:text-properties officeooo:paragraph-rsid="00f5f88a"/>
    </style:style>
    <style:style style:name="P45" style:family="paragraph" style:parent-style-name="Heading_20_4">
      <style:text-properties officeooo:paragraph-rsid="00fc0b8c"/>
    </style:style>
    <style:style style:name="P46" style:family="paragraph" style:parent-style-name="Heading_20_4">
      <style:text-properties officeooo:paragraph-rsid="00ea6ec8"/>
    </style:style>
    <style:style style:name="P47" style:family="paragraph" style:parent-style-name="Heading_20_4">
      <style:text-properties officeooo:rsid="00de1eb6" officeooo:paragraph-rsid="00de1eb6"/>
    </style:style>
    <style:style style:name="P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06253"/>
    </style:style>
    <style:style style:name="T2" style:family="text">
      <style:text-properties officeooo:rsid="00788660"/>
    </style:style>
    <style:style style:name="T3" style:family="text">
      <style:text-properties officeooo:rsid="007a5169"/>
    </style:style>
    <style:style style:name="T4" style:family="text">
      <style:text-properties officeooo:rsid="007ba5c0"/>
    </style:style>
    <style:style style:name="T5" style:family="text">
      <style:text-properties officeooo:rsid="007e97e9"/>
    </style:style>
    <style:style style:name="T6" style:family="text">
      <style:text-properties officeooo:rsid="00806a14"/>
    </style:style>
    <style:style style:name="T7" style:family="text">
      <style:text-properties officeooo:rsid="00893aa4"/>
    </style:style>
    <style:style style:name="T8" style:family="text">
      <style:text-properties officeooo:rsid="008a6c63"/>
    </style:style>
    <style:style style:name="T9" style:family="text">
      <style:text-properties officeooo:rsid="00939c09"/>
    </style:style>
    <style:style style:name="T10" style:family="text">
      <style:text-properties officeooo:rsid="009e8547"/>
    </style:style>
    <style:style style:name="T11" style:family="text">
      <style:text-properties officeooo:rsid="00a603ee"/>
    </style:style>
    <style:style style:name="T12" style:family="text">
      <style:text-properties officeooo:rsid="00a71763"/>
    </style:style>
    <style:style style:name="T13" style:family="text">
      <style:text-properties officeooo:rsid="00a83c33"/>
    </style:style>
    <style:style style:name="T14" style:family="text">
      <style:text-properties officeooo:rsid="00aa0a91"/>
    </style:style>
    <style:style style:name="T15" style:family="text">
      <style:text-properties officeooo:rsid="00aa5fbc"/>
    </style:style>
    <style:style style:name="T16" style:family="text">
      <style:text-properties officeooo:rsid="00ace9d5"/>
    </style:style>
    <style:style style:name="T17" style:family="text">
      <style:text-properties officeooo:rsid="00ae088e"/>
    </style:style>
    <style:style style:name="T18" style:family="text">
      <style:text-properties officeooo:rsid="00afee12"/>
    </style:style>
    <style:style style:name="T19" style:family="text">
      <style:text-properties officeooo:rsid="00b185bb"/>
    </style:style>
    <style:style style:name="T20" style:family="text">
      <style:text-properties officeooo:rsid="00b4a2d0"/>
    </style:style>
    <style:style style:name="T21" style:family="text">
      <style:text-properties officeooo:rsid="00b6c235"/>
    </style:style>
    <style:style style:name="T22" style:family="text">
      <style:text-properties officeooo:rsid="00b967ac"/>
    </style:style>
    <style:style style:name="T23" style:family="text">
      <style:text-properties officeooo:rsid="00b9f527"/>
    </style:style>
    <style:style style:name="T24" style:family="text">
      <style:text-properties style:text-underline-style="none"/>
    </style:style>
    <style:style style:name="T25" style:family="text">
      <style:text-properties officeooo:rsid="00bcc63a"/>
    </style:style>
    <style:style style:name="T26" style:family="text">
      <style:text-properties officeooo:rsid="00c0553d"/>
    </style:style>
    <style:style style:name="T27" style:family="text">
      <style:text-properties officeooo:rsid="00c228bf"/>
    </style:style>
    <style:style style:name="T28" style:family="text">
      <style:text-properties style:font-name="Times New Roman1" officeooo:rsid="00c266c2" style:font-name-asian="Times New Roman1" style:font-name-complex="Times New Roman1"/>
    </style:style>
    <style:style style:name="T29" style:family="text">
      <style:text-properties officeooo:rsid="00c681cb"/>
    </style:style>
    <style:style style:name="T30" style:family="text">
      <style:text-properties officeooo:rsid="00c90e07"/>
    </style:style>
    <style:style style:name="T31" style:family="text">
      <style:text-properties officeooo:rsid="00c95fe2"/>
    </style:style>
    <style:style style:name="T32" style:family="text">
      <style:text-properties officeooo:rsid="00ca3502"/>
    </style:style>
    <style:style style:name="T33" style:family="text">
      <style:text-properties fo:font-style="normal" style:font-style-asian="normal" style:font-style-complex="normal"/>
    </style:style>
    <style:style style:name="T34" style:family="text">
      <style:text-properties fo:font-style="normal" officeooo:rsid="00cc9400" style:font-style-asian="normal" style:font-style-complex="normal"/>
    </style:style>
    <style:style style:name="T35" style:family="text">
      <style:text-properties fo:font-style="normal" style:font-style-asian="normal" style:font-weight-asian="normal" style:font-style-complex="normal" style:font-weight-complex="normal"/>
    </style:style>
    <style:style style:name="T36" style:family="text">
      <style:text-properties fo:font-style="normal" officeooo:rsid="00cc9400" style:font-style-asian="normal" style:font-weight-asian="normal" style:font-style-complex="normal" style:font-weight-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officeooo:rsid="00cc9400"/>
    </style:style>
    <style:style style:name="T39" style:family="text">
      <style:text-properties officeooo:rsid="00ccda5c"/>
    </style:style>
    <style:style style:name="T40" style:family="text">
      <style:text-properties officeooo:rsid="00d06223"/>
    </style:style>
    <style:style style:name="T41" style:family="text">
      <style:text-properties officeooo:rsid="00d09917"/>
    </style:style>
    <style:style style:name="T42" style:family="text">
      <style:text-properties officeooo:rsid="00d24eda"/>
    </style:style>
    <style:style style:name="T43" style:family="text">
      <style:text-properties officeooo:rsid="00da32d6"/>
    </style:style>
    <style:style style:name="T44" style:family="text">
      <style:text-properties officeooo:rsid="00df9ebf"/>
    </style:style>
    <style:style style:name="T45" style:family="text">
      <style:text-properties officeooo:rsid="00e08636"/>
    </style:style>
    <style:style style:name="T46" style:family="text">
      <style:text-properties officeooo:rsid="00e34d17"/>
    </style:style>
    <style:style style:name="T47" style:family="text">
      <style:text-properties officeooo:rsid="00e5d67e"/>
    </style:style>
    <style:style style:name="T48" style:family="text">
      <style:text-properties officeooo:rsid="00ea6ec8"/>
    </style:style>
    <style:style style:name="T49" style:family="text">
      <style:text-properties officeooo:rsid="00f105fb"/>
    </style:style>
    <style:style style:name="T50" style:family="text">
      <style:text-properties officeooo:rsid="00f5f88a"/>
    </style:style>
    <style:style style:name="T51" style:family="text">
      <style:text-properties officeooo:rsid="00f7b86e"/>
    </style:style>
    <style:style style:name="T52" style:family="text">
      <style:text-properties officeooo:rsid="00f7bbdb"/>
    </style:style>
    <style:style style:name="T53" style:family="text">
      <style:text-properties officeooo:rsid="00fa13c1"/>
    </style:style>
    <style:style style:name="T54" style:family="text">
      <style:text-properties officeooo:rsid="00fbf99e"/>
    </style:style>
    <style:style style:name="T55" style:family="text">
      <style:text-properties officeooo:rsid="00fc0b8c"/>
    </style:style>
    <style:style style:name="T56" style:family="text">
      <style:text-properties officeooo:rsid="00fced02"/>
    </style:style>
    <style:style style:name="T57" style:family="text">
      <style:text-properties officeooo:rsid="01067fca"/>
    </style:style>
    <style:style style:name="T58" style:family="text">
      <style:text-properties officeooo:rsid="0108990b"/>
    </style:style>
    <style:style style:name="T59" style:family="text">
      <style:text-properties officeooo:rsid="010945ce"/>
    </style:style>
    <style:style style:name="T60" style:family="text">
      <style:text-properties officeooo:rsid="010a856b"/>
    </style:style>
    <style:style style:name="T61" style:family="text">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Marco1" text:anchor-type="paragraph" svg:x="4.89cm" svg:y="21.627cm" svg:width="7.218cm" draw:z-index="0"><draw:text-box fo:min-height="2.828cm"><text:p text:style-name="P3">DSD</text:p><text:p text:style-name="P2">Diseño de filtros digitales</text:p><text:p text:style-name="P2">© Roberto Ripio, 2012<text:span text:style-name="T1">-2019</text:span></text:p></draw:text-box></draw:frame></text:h>
      <text:h text:style-name="Heading_20_1" text:outline-level="1">Introducción</text:h>
      <text:p text:style-name="Text_20_body">DSD quiere decir (por ejemplo) Digital Speaker Design. Es un conjunto de scripts de GNU-octave para el cálculo de filtros FIR de ecualización y corte de altavoces en recintos multivía, y filtros FIR de corrección de sala. Contiene las funciones específicas para el diseño de filtros digitales, y los scripts de diseño que las utilizan.</text:p>
      <text:p text:style-name="Text_20_body">GNU-octave es un entorno de programación interpretada para cálculos matemáticos que puede usarse interactivamente o por medio de scripts. DSD se ejecuta dentro de ese entorno, lanzando los scripts de cálculo con el nombre del archivo de proyecto como argumento.</text:p>
      <text:h text:style-name="Heading_20_2" text:outline-level="2">Instalación</text:h>
      <text:p text:style-name="P11">DSD puede ejecutarse en los sistemas operativos habituales. Las instrucciones a continuación se detallan para el sistema operativo Ubuntu-Linux, pero los procedimientos generales son semejantes en otros sistemas, y su usuario podrá trasladarlos fácilmente <text:span text:style-name="T39">teniendo en cuanta también que el modo de indicar los directorios y la localización de los archivos de usuario pueden variar.</text:span></text:p>
      <text:p text:style-name="P10">Los pasos son:</text:p>
      <text:list xml:id="list994380022" text:style-name="L1">
        <text:list-item>
          <text:p text:style-name="P33">Instalar GNU-Octave, más los paquetes de funciones necesarios.</text:p>
        </text:list-item>
        <text:list-item>
          <text:p text:style-name="P33">Instalar git.</text:p>
        </text:list-item>
        <text:list-item>
          <text:p text:style-name="P33">Instalar DSD con git.</text:p>
        </text:list-item>
        <text:list-item>
          <text:p text:style-name="P33">Dar de alta el directorio de DSD en la ruta de búsqueda de Octave.</text:p>
        </text:list-item>
        <text:list-item>
          <text:p text:style-name="P33">Dar de alta el directorio de DSD en la ruta de <text:span text:style-name="T24">búsqueda</text:span> de ejecutables <text:span text:style-name="T31">de</text:span>l sistema operativo.</text:p>
        </text:list-item>
      </text:list>
      <text:h text:style-name="Heading_20_3" text:outline-level="3">Octave</text:h>
      <text:p text:style-name="P13">En Ubuntu-Linux: <text:span text:style-name="T19">‘</text:span><text:span text:style-name="User_20_Entry"><text:span text:style-name="T19">sudo apt install </text:span></text:span><text:span text:style-name="User_20_Entry">octave</text:span><text:span text:style-name="T19">’.</text:span></text:p>
      <text:p text:style-name="P6">Es necesario que estén instalados los siguientes paquetes de Octave: control, general, io, signal y statistics. Dependiendo del sistema operativo esto se consigue de formas diferentes. En Ubuntu-Linux, por ejemplo, se ejecutaría la orden:</text:p>
      <text:p text:style-name="P6">‘<text:span text:style-name="User_20_Entry">sudo apt install octave‑control octave‑general octave‑io octave‑signal octave‑statistics</text:span>’</text:p>
      <text:p text:style-name="P12">Es posible que la distribución de octave para algunos sistemas operativos ya tenga los paquetes necesarios instalados. Puede comprobarse ejecutando en la línea de órdenes de Octave la orden <text:span text:style-name="Código_20_inline">pkg list</text:span>.</text:p>
      <text:p text:style-name="P15">Para <text:span text:style-name="T32">instalar en otros S.O.</text:span> <text:span text:style-name="T19">consultar la página web de Octave: </text:span><text:a xlink:type="simple" xlink:href="https://www.gnu.org/software/octave/#install" text:style-name="Internet_20_link" text:visited-style-name="Visited_20_Internet_20_Link"><text:span text:style-name="T19">https://www.gnu.org/software/octave/#install</text:span></text:a><text:span text:style-name="T19">.</text:span></text:p>
      <text:h text:style-name="Heading_20_3" text:outline-level="3">Git</text:h>
      <text:p text:style-name="P13">En Ubuntu-Linux: <text:span text:style-name="T19">‘</text:span><text:span text:style-name="User_20_Entry"><text:span text:style-name="T19">sudo apt install git</text:span></text:span><text:span text:style-name="T19">’.</text:span></text:p>
      <text:p text:style-name="P14">Para <text:span text:style-name="T32">instalar en otros S.O.</text:span> <text:span text:style-name="T19">consultar la página web de git: </text:span><text:a xlink:type="simple" xlink:href="https://git-scm.com/downloads" text:style-name="Internet_20_link" text:visited-style-name="Visited_20_Internet_20_Link"><text:span text:style-name="T19">https://git-scm.com/downloads</text:span></text:a><text:span text:style-name="T19">.</text:span></text:p>
      <text:h text:style-name="P41" text:outline-level="3"><text:soft-page-break/>DSD</text:h>
      <text:p text:style-name="P16">Cambiar al directorio bajo el que se quiera instalar DSD, por ejemplo: ‘<text:span text:style-name="Source_20_Text">cd /home/[user]</text:span>’, <text:span text:style-name="T38">donde [user] se cambiará por el nombre de usuario real.</text:span></text:p>
      <text:p text:style-name="P16">Clonar con git el repositorio de DSD: ‘<text:span text:style-name="User_20_Entry">git clone https://github.com/rripio/DSD</text:span>’.</text:p>
      <text:h text:style-name="P42" text:outline-level="3">Ruta de octave</text:h>
      <text:p text:style-name="P18">Abrir Octave, y en su línea de órdenes, escribir la secuencia:</text:p>
      <text:p text:style-name="Text_20_body"><text:span text:style-name="Código_20_inline">addpath(genpath('/</text:span><text:span text:style-name="Código_20_inline"><text:span text:style-name="T38">home</text:span></text:span><text:span text:style-name="Código_20_inline">/[us</text:span><text:span text:style-name="Código_20_inline"><text:span text:style-name="T38">er</text:span></text:span><text:span text:style-name="Código_20_inline">]/</text:span><text:span text:style-name="Código_20_inline"><text:span text:style-name="T10">DSD/src</text:span></text:span><text:span text:style-name="Código_20_inline">'))<text:line-break/></text:span><text:span text:style-name="Código_20_inline"><text:span text:style-name="T20">s</text:span></text:span><text:span text:style-name="Código_20_inline">avepath()</text:span></text:p>
      <text:p text:style-name="Text_20_body">Esto guardará permanentemente la ruta de carga de los scripts de DSD.</text:p>
      <text:h text:style-name="Heading_20_3" text:outline-level="3">Ruta del sistema operativo</text:h>
      <text:p text:style-name="P17">Editar el fichero de usuario <text:span text:style-name="Nombre_20_de_20_archivo"><text:span text:style-name="T33">/home/</text:span></text:span><text:span text:style-name="Nombre_20_de_20_archivo"><text:span text:style-name="T34">[user]/.</text:span></text:span><text:span text:style-name="Nombre_20_de_20_archivo"><text:span text:style-name="T33">bashrc</text:span></text:span><text:span text:style-name="Nombre_20_de_20_archivo"><text:span text:style-name="T37"> y añadir:</text:span></text:span></text:p>
      <text:p text:style-name="Preformatted_20_Text"><text:span text:style-name="Nombre_20_de_20_archivo"><text:span text:style-name="T37"># Añade DSD al path<text:line-break/>PATH=$PATH:</text:span></text:span><text:span text:style-name="T35">/home/</text:span><text:span text:style-name="T36">[user]/</text:span><text:span text:style-name="Nombre_20_de_20_archivo"><text:span text:style-name="T37">DSD/src</text:span></text:span></text:p>
      <text:p text:style-name="P17">Recordamos que [user] se cambiará por el nombre de usuario real.</text:p>
      <text:h text:style-name="Heading_20_1" text:outline-level="1">Confección de los filtros</text:h>
      <text:p text:style-name="Text_20_body">El procedimiento es el siguiente:</text:p>
      <text:list xml:id="list1183399241" text:style-name="L2">
        <text:list-item>
          <text:p text:style-name="P34">Elaboración de los archivos de respuesta en frecuencia de los diferentes altavoces de la caja acústica, <text:span text:style-name="T41">en formato </text:span><text:span text:style-name="Nombre_20_de_20_archivo"><text:span text:style-name="T41">.frd</text:span></text:span>.</text:p>
        </text:list-item>
        <text:list-item>
          <text:p text:style-name="P34">Elección de las frecuencias de corte y del tipo de crossover en cada corte.</text:p>
        </text:list-item>
        <text:list-item>
          <text:p text:style-name="P34">Escribir los parámetros del filtro en los correspondientes archivos de guión (extensión <text:span text:style-name="Nombre_20_de_20_archivo">.xof</text:span>), uno por cada vía.</text:p>
        </text:list-item>
        <text:list-item>
          <text:p text:style-name="P35">Ejecución del programa ‘<text:span text:style-name="User_20_Entry"><text:span text:style-name="T21">dsdxof</text:span></text:span>’, con el archivo de proyecto como parámetro, y opcionalmente añadiendo como parámetros la frecuencia de muestreo y la clase de filtro.</text:p>
        </text:list-item>
        <text:list-item>
          <text:p text:style-name="P34">Revisar los niveles de atenuación producidos por el filtro para tenerlos en cuenta en la estructura de filtrado y ganancia.</text:p>
        </text:list-item>
      </text:list>
      <text:p text:style-name="Text_20_body">Estos pasos se detallan a continuación.</text:p>
      <text:h text:style-name="Heading_20_2" text:outline-level="2">Elaboración de los archivos de respuesta en frecuencia</text:h>
      <text:p text:style-name="Text_20_body">El filtrado se elabora partiendo de una cierta respuesta en frecuencia del altavoz (o de la vía, en caso de que esta tenga dos o más altavoces) en formato <text:span text:style-name="Nombre_20_de_20_archivo">.frd</text:span>, cuya elaboración queda a cargo del diseñador, con las herramientas para medición y exportación que considere oportunas.</text:p>
      <text:p text:style-name="Text_20_body">Se hace así para tener la máxima flexibilidad para promediar, o suavizar, o lo que fuere que entiende el diseñador que representa mejor el comportamiento del altavoz que va a filtrar y ecualizar.</text:p>
      <text:p text:style-name="Text_20_body">Es importante tener en cuenta que si los niveles relativos entre los diversos altavoces se respetan en estas curvas, los niveles de atenuación que se obtengan con la herramienta DSD también podrán usarse para nivelar las vías en el programa de convolución que ejecute los filtros.</text:p>
      <text:p text:style-name="Text_20_body">Debe tenerse en cuenta que el nombre de archivo empleado será el que <text:span text:style-name="T2">se</text:span> use para componer, junto con la clase de filtro, el nombre de los filtros de salida.</text:p>
      <text:h text:style-name="Heading_20_2" text:outline-level="2">Elección de las frecuencias de corte y del tipo de crossover</text:h>
      <text:p text:style-name="Text_20_body">Hay dos tipos principales de filtro: Filtros de fase lineal (<text:span text:style-name="T40">linear phase, </text:span>LP) y filtros de fase mínima (<text:span text:style-name="T40">minimum phase, </text:span>MP). Dentro de los de fase mínima podemos optar entre Butterworth de cualquier orden, y Linkwitz-Riley de cualquier orden par.</text:p>
      <text:p text:style-name="Text_20_body">Debe tenerse en cuenta que los filtros de fase lineal imparten a la señal un retardo que es intrínseco al filtro (ie. no depende del hardware usado), por lo que no deben mezclarse filtros LP y MP en diferentes cortes de una misma caja acústica.</text:p>
      <text:p text:style-name="Text_20_body">En los filtros MP es posible indicar varias frecuencias de corte pasaaltos, a fin de añadir a una vía los retardos de las vías inferiores. Añadiendo los mismo pasaaltos con los que se cortan estas reproducimos el efecto de un filtro activo en cascada.</text:p>
      <text:h text:style-name="Heading_20_2" text:outline-level="2">Confección de los archivos de proyecto</text:h>
      <text:p text:style-name="Text_20_body">La carpeta <text:span text:style-name="Nombre_20_de_20_archivo"><text:span text:style-name="T16">example</text:span></text:span><text:span text:style-name="T16"> </text:span>del paquete contiene un archivo ejemplo <text:span text:style-name="Nombre_20_de_20_archivo">_ejemplo.xof</text:span> que se puede copiar (este u otro ya elaborado) a una carpeta de trabajo, que será preferentemente aquella en que se tengan los archivos de medición, y editarlo a conveniencia.</text:p>
      <text:p text:style-name="Text_20_body"><text:soft-page-break/>Se han de cambiar el nombre a estos archivos por otros significativos, y se han de editar para asignarles los parámetros adecuados.</text:p>
      <text:p text:style-name="Text_20_body">En cuanto a los nombres, el autor suele llamarlos por ejemplo <text:span text:style-name="Nombre_20_de_20_archivo">t.xof</text:span>. Es decir, con un prefijo que aluda a la vía (<text:span text:style-name="Nombre_20_de_20_archivo">t</text:span>, <text:span text:style-name="Nombre_20_de_20_archivo">m</text:span>, <text:span text:style-name="Nombre_20_de_20_archivo">w</text:span> por tweeter, mid, woofer), pero nada de esto es preceptivo, salvo la extensión del archivo (<text:span text:style-name="Nombre_20_de_20_archivo">.xof</text:span>).</text:p>
      <text:h text:style-name="Heading_20_2" text:outline-level="2">Opciones por defecto</text:h>
      <text:p text:style-name="Text_20_body">En el directorio de DSD está el archivo <text:span text:style-name="Nombre_20_de_20_archivo"><text:span text:style-name="T11">dsd</text:span></text:span><text:span text:style-name="Nombre_20_de_20_archivo">xof.ini</text:span>, con las opciones por defecto. Los archivos de guión específicos tienen precedencia sobre estas opciones. Un modo conveniente de operar es hacer archivos de guión que contengan solo los parámetros específicos que varíen respecto a las opciones por defecto.</text:p>
      <text:p text:style-name="Text_20_body">Los parámetros de línea de órdenes tienen a su vez precedencia sobre lo anterior, de modo que pueden omitirse de los guiones la frecuencia de muestreo y la clase de filtro, a fin de emplear un solo guión para diversos filtros con los mismos cortes.</text:p>
      <text:h text:style-name="Heading_20_2" text:outline-level="2">Parámetros</text:h>
      <text:p text:style-name="Text_20_body">Se detalla a continuación el significado de los distintos parámetros, agrupados por el área de operación, que se expresa en el prefijo del nombre de cada parámetro:</text:p>
      <text:h text:style-name="Heading_20_3" text:outline-level="3">GS, General Settings</text:h>
      <text:h text:style-name="Heading_20_4" text:outline-level="4">GSLExp</text:h>
      <text:p text:style-name="Text_20_body">Es la potencia de dos que expresa la longitud final del filtro. Es sabido que la operación FFT (transformada rápida de Fourier) requiere operandos cuya longitud sea una potencia de dos. Valores habituales serán <text:span text:style-name="Valor">15</text:span> o <text:span text:style-name="Valor">16</text:span>, que resultan en filtros de 2^15 o 2^16 coeficientes, respectivamente.</text:p>
      <text:h text:style-name="Heading_20_4" text:outline-level="4">GSFs</text:h>
      <text:p text:style-name="Text_20_body">Es la frecuencia de muestreo para la que se diseña el filtro. Puede omitirse si se da como segundo parámetro al llamar al programa.</text:p>
      <text:h text:style-name="P44" text:outline-level="4">GSLExp<text:span text:style-name="T50">Calc</text:span></text:h>
      <text:p text:style-name="P24">Es la potencia de dos que expresa la longitud de filtro <text:span text:style-name="T51">usada en la fase de cálculo</text:span>. <text:span text:style-name="T52">En general será mayor que </text:span><text:span text:style-name="Variable"><text:span text:style-name="T52">GSLExp</text:span></text:span><text:span text:style-name="T52"> para obtener mayor precisión.</text:span></text:p>
      <text:h text:style-name="P43" text:outline-level="3">FS File Settings</text:h>
      <text:h text:style-name="Heading_20_4" text:outline-level="4">FSInputFile</text:h>
      <text:p text:style-name="Text_20_body">Nombre del archivo <text:span text:style-name="Nombre_20_de_20_archivo">.frd</text:span> de la medición de la vía que corresponda.</text:p>
      <text:h text:style-name="Heading_20_4" text:outline-level="4">FSNormFile</text:h>
      <text:p text:style-name="Text_20_body">Archivo con los valores de normalización de niveles, para la posterior aplicación de ganancias por vía. Por defecto <text:span text:style-name="Nombre_20_de_20_archivo">niveles.txt</text:span>.</text:p>
      <text:h text:style-name="P45" text:outline-level="4"><text:soft-page-break/>FSOutPcmFilter</text:h>
      <text:p text:style-name="P25">Valor booleano (<text:span text:style-name="Valor">true</text:span> or <text:span text:style-name="Valor">false</text:span>) que indica si se generan filtros en formato raw <text:span text:style-name="Nombre_20_de_20_archivo">.pcm</text:span>. <text:span text:style-name="T56">El formato de los filtros es ‘float 32’.</text:span></text:p>
      <text:h text:style-name="P45" text:outline-level="4">FSOutWavFilter</text:h>
      <text:p text:style-name="P26">Valor booleano (<text:span text:style-name="Valor">true</text:span> or <text:span text:style-name="Valor">false</text:span>) que indica si se generan filtros en formato <text:span text:style-name="Nombre_20_de_20_archivo">.wav</text:span>.</text:p>
      <text:h text:style-name="Heading_20_4" text:outline-level="4">FSOutWavDepth</text:h>
      <text:p text:style-name="P25">Profundidad de bits de los filtros en formato .wav.</text:p>
      <text:h text:style-name="Heading_20_3" text:outline-level="3">CF Crossover Filter</text:h>
      <text:p text:style-name="Text_20_body">Debe tenerse en cuenta que, si bien los woofers o los tweeters no tienen tradicionalmente corte en el extremo de la banda, el filtrado digital permite o aconseja poner cortes en esos extremos, a criterio del diseñador, para algunas estrategias de ecualización de fase, o para mejorar los filtros de reconstrucción de los convertidores (apodizing filters).</text:p>
      <text:h text:style-name="Heading_20_4" text:outline-level="4">CFClass</text:h>
      <text:p text:style-name="Text_20_body">Clase de filtro (<text:span text:style-name="Valor">lp</text:span> o <text:span text:style-name="Valor">mp</text:span>). Puede omitirse si se da como tercer parámetro al llamar al programa.</text:p>
      <text:h text:style-name="Heading_20_4" text:outline-level="4">CFLenghth<text:span text:style-name="T54">Factor</text:span></text:h>
      <text:p text:style-name="P5">Para filtros <text:span text:style-name="Valor">lp</text:span>, es el factor de longitud del impulso generado. Este factor multiplica al parámetro <text:span text:style-name="Variable">GSFs</text:span>/<text:span text:style-name="Variable">CFLowF</text:span> o <text:span text:style-name="Variable">GSFs</text:span>/<text:span text:style-name="Variable">CFHighF</text:span> (frecuencia de muestreo / frecuencia de corte), y permite generar filtros de igual pendiente a ambos extremos de la banda con la mínima longitud posible en cada extremo, y por tanto con mínimo pre-ringing.</text:p>
      <text:p text:style-name="P5">En caso de que este factor sea demasiado alto pueden llegar a generarse filtros de menor pendiente en el lado izquierdo, si la longitud total del filtro no permite obtener la misma pendiente.</text:p>
      <text:h text:style-name="Heading_20_4" text:outline-level="4">CFLowType</text:h>
      <text:p text:style-name="P8">Para filtros <text:span text:style-name="Valor">mp</text:span>, tipo del filtro pasaaltos (que filtrará el extremo izquierdo de la vía <text:span text:style-name="T28">—</text:span>low<text:span text:style-name="T28">—</text:span>). Puede ser <text:span text:style-name="Valor">B </text:span><text:span text:style-name="T17">(B</text:span>utterworth<text:span text:style-name="T17">)</text:span> o <text:span text:style-name="Valor"><text:span text:style-name="T17">LR</text:span></text:span><text:span text:style-name="T17"> (</text:span>LinkwitzRiley<text:span text:style-name="T17">)</text:span>. No tiene efecto si <text:span text:style-name="Variable">CFClass</text:span> es <text:span text:style-name="Valor">lp</text:span>. Debe darse entre llaves, al tratarse de un “cell array”.</text:p>
      <text:p text:style-name="Text_20_body">Puede darse como “cell array” de varios valores si se van a dar varios cortes pasaaltos para simular un filtro en cascada <text:span text:style-name="T18">o para aplicar a un tweeter el retardo que provoca en el woofer su pasaaltos natural.</text:span></text:p>
      <text:h text:style-name="Heading_20_4" text:outline-level="4">CFLowOrder</text:h>
      <text:p text:style-name="Text_20_body">Es el orden del filtro pasaaltos <text:span text:style-name="Valor">mp</text:span>. No tiene efecto si <text:span text:style-name="Variable">CFClass</text:span> es <text:span text:style-name="Valor">lp</text:span>.</text:p>
      <text:p text:style-name="Text_20_body">Puede darse como vector de varios valores si se van a dar varios cortes pasaaltos para simular un filtro en cascada.</text:p>
      <text:h text:style-name="Heading_20_4" text:outline-level="4">CFLowF</text:h>
      <text:p text:style-name="Text_20_body">Frecuencia de corte correspondiente. Un valor <text:span text:style-name="Valor">0</text:span> indica que no hay corte en este lado (p.ej. woofers).</text:p>
      <text:p text:style-name="Text_20_body"><text:soft-page-break/>Puede darse como vector de varios valores si se van a dar varios cortes pasaaltos para simular un filtro en cascada. Cuando el archivo de guión se use para filtros de fase lineal se usará solo el primer valor del vector como frecuencia de corte.</text:p>
      <text:h text:style-name="Heading_20_4" text:outline-level="4">CFLowAsMP</text:h>
      <text:p text:style-name="Text_20_body">En caso de que se implemente un pasaaltos butterworth en el woofer, indica si debe seguirse la misma curva de corte en los filtros de fase lineal, de modo que la curva de respuesta sea idéntica para <text:span text:style-name="Valor">mp</text:span> y <text:span text:style-name="Valor">lp</text:span>. Debe darse un valor booleano.</text:p>
      <text:h text:style-name="Heading_20_4" text:outline-level="4">CFHighType</text:h>
      <text:p text:style-name="P9">Para filtros <text:span text:style-name="Valor">mp</text:span>, tipo del filtro pasabajos (que filtrará el extremo derecho de la vía <text:span text:style-name="T28">—</text:span>high<text:span text:style-name="T28">—</text:span>). Puede ser <text:span text:style-name="Valor">Butterworth</text:span> o <text:span text:style-name="Valor">LinkwitzRiley</text:span>. No tiene efecto si <text:span text:style-name="Variable">C</text:span><text:span text:style-name="Variable"><text:span text:style-name="T4">FC</text:span></text:span><text:span text:style-name="Variable">lass</text:span> es <text:span text:style-name="Valor">lp</text:span>.</text:p>
      <text:h text:style-name="Heading_20_4" text:outline-level="4">CFHighOrder</text:h>
      <text:p text:style-name="Text_20_body">Es el orden del filtro pasabajos <text:span text:style-name="Valor">mp</text:span>. No tiene efecto si <text:span text:style-name="Variable">CFClass</text:span> es <text:span text:style-name="Valor">lp</text:span>.</text:p>
      <text:h text:style-name="Heading_20_4" text:outline-level="4">CFHighF</text:h>
      <text:p text:style-name="Text_20_body">Un valor <text:span text:style-name="Valor">0</text:span> indica que no hay corte en este lado (p.ej. tweeters).</text:p>
      <text:h text:style-name="Heading_20_3" text:outline-level="3">TW Transition Window</text:h>
      <text:p text:style-name="Text_20_body">La estrategia general de ecualización y filtrado conjunto que lleva a cabo el programa puede implicar ecualizaciones con ganancias muy elevadas si se intenta ecualizar fuera de la banda pasante. Para poner límites a esta ecualización está el siguiente grupo de parámetros.</text:p>
      <text:h text:style-name="Heading_20_4" text:outline-level="4">TWFlatInterval</text:h>
      <text:p text:style-name="Text_20_body">Es el rango, expresado en octavas, que se va a ecualizar plano antes de filtrarse, más allá de la frecuencia de corte. P.ej., un valor <text:span text:style-name="Valor">2</text:span> en este parámetro para un pasabajos a 3000 hz implica que previamente al corte se ecualiza la curva hasta 12000 hz, dos octavas más allá del corte.</text:p>
      <text:h text:style-name="Heading_20_4" text:outline-level="4">TWTransitionInterval</text:h>
      <text:p text:style-name="Text_20_body">Pasado el umbral que define <text:span text:style-name="Variable">TWFlatInterval</text:span>, la ecualización se va eliminando progresivamente durante este otro intervalo en octavas.</text:p>
      <text:h text:style-name="Heading_20_4" text:outline-level="4">TWLimitLowF1</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text:span text:style-name="T15">corte</text:span> en el extremo izquierdo se aplica directamente este límite.</text:p>
      <text:h text:style-name="Heading_20_4" text:outline-level="4">TWLimitLowF2</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text:span text:style-name="T15">corte</text:span> en el extremo izquierdo se aplica directamente este límite.</text:p>
      <text:h text:style-name="Heading_20_4" text:outline-level="4"><text:soft-page-break/>TWLimitHighF1</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text:span text:style-name="T14">corte</text:span> en el extremo derecho se aplica directamente este límite.</text:p>
      <text:h text:style-name="Heading_20_4" text:outline-level="4">TWLimitHighF2</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text:span text:style-name="T13">corte</text:span> en el extremo derecho se aplica directamente este límite. Puede ser conveniente que sea inferior a la mayor frecuencia del archivo de datos <text:span text:style-name="Nombre_20_de_20_archivo">.frd</text:span>, en el caso de que se generen filtros para una frecuencia de muestreo superior a la usada al hacer la medida.</text:p>
      <text:h text:style-name="Heading_20_3" text:outline-level="3">PS Plot Settings</text:h>
      <text:p text:style-name="Text_20_body">Estos valores definen algunos aspectos de los gráficos de salida.</text:p>
      <text:h text:style-name="Heading_20_4" text:outline-level="4">PSFLow</text:h>
      <text:p text:style-name="Text_20_body">Extremo izquierdo de frecuencia.</text:p>
      <text:h text:style-name="Heading_20_4" text:outline-level="4">PSFHigh</text:h>
      <text:p text:style-name="Text_20_body">Extremo derecho de frecuencia.</text:p>
      <text:h text:style-name="Heading_20_4" text:outline-level="4">PSVTop</text:h>
      <text:p text:style-name="Text_20_body">Valor máximo de presión sonora en los gráficos (dB).</text:p>
      <text:h text:style-name="Heading_20_4" text:outline-level="4">PSVStep</text:h>
      <text:p text:style-name="Text_20_body">Escalones de presión sonora en los gráficos (dB).</text:p>
      <text:h text:style-name="Heading_20_4" text:outline-level="4">PSVRange</text:h>
      <text:p text:style-name="Text_20_body">Rango total de presiones sonoras de salida (dB).</text:p>
      <text:h text:style-name="Heading_20_4" text:outline-level="4">PSOutRaster</text:h>
      <text:p text:style-name="P27"><text:span text:style-name="T55">Valor booleano (</text:span><text:span text:style-name="Valor"><text:span text:style-name="T55">true</text:span></text:span><text:span text:style-name="T55"> or </text:span><text:span text:style-name="Valor"><text:span text:style-name="T55">false</text:span></text:span><text:span text:style-name="T55">) que indica si se generan gráficos en formato raster.</text:span></text:p>
      <text:h text:style-name="Heading_20_4" text:outline-level="4">PSOutRasterExt</text:h>
      <text:p text:style-name="P36">Extensión del archivo de gráficos raster.</text:p>
      <text:h text:style-name="Heading_20_4" text:outline-level="4">PSOutVector</text:h>
      <text:p text:style-name="P28"><text:span text:style-name="T55">Valor booleano (</text:span><text:span text:style-name="Valor"><text:span text:style-name="T55">true</text:span></text:span><text:span text:style-name="T55"> or </text:span><text:span text:style-name="Valor"><text:span text:style-name="T55">false</text:span></text:span><text:span text:style-name="T55">) que indica si se generan gráficos en formato vectorial.</text:span></text:p>
      <text:h text:style-name="Heading_20_4" text:outline-level="4">PSOutVectorExt</text:h>
      <text:p text:style-name="P37">Extensión del archivo de gráficos vectoriales.</text:p>
      <text:h text:style-name="Heading_20_4" text:outline-level="4"><text:soft-page-break/>PSShow</text:h>
      <text:p text:style-name="P38">Muestra el gráfico en pantalla y detiene el programa para examinarlo.</text:p>
      <text:h text:style-name="Heading_20_2" text:outline-level="2">Ejecución del programa DSD</text:h>
      <text:p text:style-name="Text_20_body"><text:span text:style-name="T22">En una terminal se cambiará </text:span>a la carpeta de trabajo (‘<text:span text:style-name="Source_20_Text">cd [carpeta de trabajo]</text:span>’), o bien se da<text:span text:style-name="T53">rá</text:span> el parámetro del archivo de guión con su ruta completa, sin extensión.</text:p>
      <text:p text:style-name="Text_20_body">Al ejecutar ‘<text:span text:style-name="User_20_Entry"><text:span text:style-name="T11">dsd</text:span></text:span><text:span text:style-name="User_20_Entry">xof </text:span><text:span text:style-name="User_20_Entry"><text:span text:style-name="T9">&lt;</text:span></text:span><text:span text:style-name="User_20_Entry">archivo_de_guión</text:span><text:span text:style-name="User_20_Entry"><text:span text:style-name="T9">&gt;</text:span></text:span>’ se generará el filtro <text:span text:style-name="Nombre_20_de_20_archivo">.pcm</text:span> y los gráficos explicativos de la vía correspondiente.</text:p>
      <text:p text:style-name="P39"><text:span text:style-name="Variable">GSFs</text:span> (frecuencia de muestreo) y <text:span text:style-name="Variable">CFClass</text:span> (tipo de filtro, <text:span text:style-name="Valor">mp</text:span> o <text:span text:style-name="Valor">lp</text:span>) <text:span text:style-name="T57">pueden</text:span> darse como parámetros adicionales que tendrán precedencia sobre el guión. La frecuencia de muestreo se da como su valor numérico. <text:span text:style-name="T57">Puede además añadirse el parámetro </text:span><text:span text:style-name="User_20_Entry"><text:span text:style-name="T57">nopause</text:span></text:span><text:span text:style-name="T57">, que evitará la pausa para mostrar gráficos en pantalla</text:span>:</text:p>
      <text:p text:style-name="P7">‘<text:span text:style-name="User_20_Entry">dsdxof &lt;archivo_de_guión&gt; [fs &lt;valor_numérico&gt;] [class &lt;mp|lp&gt;] </text:span><text:span text:style-name="User_20_Entry"><text:span text:style-name="T58">[nopause]</text:span></text:span>’</text:p>
      <text:p text:style-name="P4">Por ejemplo, una posible llamada al programa podría ser:</text:p>
      <text:p text:style-name="P4"><text:span text:style-name="Código_20_inline">‘</text:span><text:span text:style-name="User_20_Entry"><text:span text:style-name="T12">dsd</text:span></text:span><text:span text:style-name="User_20_Entry">xof t </text:span><text:span text:style-name="User_20_Entry"><text:span text:style-name="T23">fs </text:span></text:span><text:span text:style-name="User_20_Entry">44100 </text:span><text:span text:style-name="User_20_Entry"><text:span text:style-name="T23">class </text:span></text:span><text:span text:style-name="User_20_Entry">lp</text:span>’</text:p>
      <text:p text:style-name="Text_20_body">Que calcularía un filtro según lo indicado en el archivo <text:span text:style-name="Nombre_20_de_20_archivo">t.xof</text:span> del directorio actual, con filtros para <text:span text:style-name="T3">una</text:span> <text:span text:style-name="Variable"><text:span text:style-name="T3">GSF</text:span></text:span><text:span text:style-name="Variable">s</text:span> <text:span text:style-name="T3">de </text:span><text:span text:style-name="Valor">44100</text:span>, de fase lineal.</text:p>
      <text:p text:style-name="Text_20_body">Los parámetros <text:span text:style-name="T23">no </text:span>son posicionales, de modo que puede <text:span text:style-name="T23">darse uno solo de ellos, o en distinto orden, pero deben ir siempre a continuación del nombre del archivo de guión, que sí es posicional</text:span>.</text:p>
      <text:p text:style-name="Text_20_body">Es correcto ‘<text:span text:style-name="User_20_Entry"><text:span text:style-name="T12">dsd</text:span></text:span><text:span text:style-name="User_20_Entry">xof t </text:span><text:span text:style-name="User_20_Entry"><text:span text:style-name="T23">fs </text:span></text:span><text:span text:style-name="User_20_Entry">44100</text:span>’ y ‘<text:span text:style-name="User_20_Entry"><text:span text:style-name="T12">dsd</text:span></text:span><text:span text:style-name="User_20_Entry">xof t</text:span>’ pero no ‘<text:span text:style-name="User_20_Entry"><text:span text:style-name="T12">dsd</text:span></text:span><text:span text:style-name="User_20_Entry">xof </text:span><text:span text:style-name="User_20_Entry"><text:span text:style-name="T23">class</text:span></text:span><text:span text:style-name="User_20_Entry"> lp </text:span><text:span text:style-name="User_20_Entry"><text:span text:style-name="T23">t</text:span></text:span><text:span text:style-name="T23">’</text:span><text:span text:style-name="Código_20_inline">.</text:span></text:p>
      <text:p text:style-name="Text_20_body">El nombre de los filtros generados será: <text:span text:style-name="Nombre_20_de_20_archivo"><text:span text:style-name="T42">xo‑</text:span></text:span><text:span text:style-name="Nombre_20_de_20_archivo">&lt;clase_de_filtro&gt;‑&lt;nombre_del_.frd_de_la_medición&gt;.pcm<text:line-break/></text:span>dentro de un subdirectorio (respecto a aquel en que esté el archivo de guión) cuyo nombre es la frecuencia de muestreo.</text:p>
      <text:h text:style-name="Heading_20_2" text:outline-level="2">Cálculos múltiples desde un script de octave</text:h>
      <text:p text:style-name="P40">Al poder especificar como parámetros la frecuencia de muestreo y el tipo de filtro (<text:span text:style-name="Valor">lp</text:span> o <text:span text:style-name="Valor">mp</text:span>) es posible hacer <text:span text:style-name="T29">un </text:span>script para calcular de una sola vez filtros <text:span text:style-name="Valor">lp</text:span> y <text:span text:style-name="Valor">mp</text:span> <text:span text:style-name="T59">para</text:span> varias <text:span text:style-name="T59">frecuencias de muestreo</text:span>, <text:span text:style-name="T30">para todas las vías del altavoz, </text:span>con un archivo <text:span text:style-name="T59">de guión por vía </text:span>en que se especifiquen los parámetros básicos (cortes, etc.) que se repiten. <text:span text:style-name="T60">Puede consultarse el script </text:span><text:span text:style-name="Nombre_20_de_20_archivo"><text:span text:style-name="T60">calc_example</text:span></text:span> <text:span text:style-name="T60">de la carpeta </text:span><text:span text:style-name="Nombre_20_de_20_archivo"><text:span text:style-name="T60">example </text:span></text:span><text:span text:style-name="T60">para ver los detalles, </text:span><text:span text:style-name="T60">o para modificarlo adaptándolo al caso del usuario.</text:span></text:p>
      <text:h text:style-name="Heading_20_1" text:outline-level="1">Funciones del paquete DSD</text:h>
      <text:h text:style-name="P46" text:outline-level="4">audio<text:span text:style-name="T48">axe</text:span> </text:h>
      <text:p text:style-name="P23"><text:span text:style-name="T49">Configura</text:span> una gráfica de respuesta en frecuencia con un formato convencional <text:span text:style-name="T49">y obtiene sus ejes</text:span>.</text:p>
      <text:p text:style-name="P32">audio<text:span text:style-name="T48">axe</text:span>(<text:span text:style-name="T47">mag</text:span>top, <text:span text:style-name="T47">mag</text:span>step, <text:span text:style-name="T47">flow, fhigh, </text:span>plotitle)</text:p>
      <text:p text:style-name="P32"><text:tab/>F<text:tab/>= Vector de frecuencias.<text:line-break/><text:tab/>dBmag<text:tab/>= Vector de magnitudes en dB.<text:line-break/><text:tab/><text:span text:style-name="T47">mag</text:span>top<text:tab/>= Máximo de la magnitud (dB).<text:line-break/><text:tab/>magrange<text:tab/>= Rango visible de la magnitud (dB).<text:line-break/><text:tab/><text:span text:style-name="T47">mag</text:span>step<text:tab/>= Escalones de dB a efectos de rejilla y rotulación.<text:line-break/><text:tab/>flow<text:tab/>= <text:span text:style-name="T43">Límite inferior de frecuencias (Hz)</text:span>.<text:line-break/><text:tab/>f<text:span text:style-name="T43">high</text:span><text:tab/>= <text:span text:style-name="T43">Límite superior de frecuencias (Hz)</text:span>.<text:line-break/><text:tab/>plotitle<text:tab/>= Título de la gráfica.</text:p>
      <text:h text:style-name="P46" text:outline-level="4">audioplot </text:h>
      <text:p text:style-name="Text_20_body">Dibuja una gráfica de respuesta en frecuencia con un formato convencional.</text:p>
      <text:p text:style-name="Preformatted_20_Text">audioplot(F, dBmag, <text:span text:style-name="T47">mag</text:span>top, <text:span text:style-name="T47">mag</text:span>step, <text:span text:style-name="T47">flow, fhigh, </text:span>plotitle)</text:p>
      <text:p text:style-name="P31"><text:tab/>F<text:tab/>= Vector de frecuencias.<text:line-break/><text:tab/>dBmag<text:tab/>= Vector de magnitudes en dB.<text:line-break/><text:tab/><text:span text:style-name="T47">mag</text:span>top<text:tab/>= Máximo de la magnitud (dB).<text:line-break/><text:tab/>magrange<text:tab/>= Rango visible de la magnitud (dB).<text:line-break/><text:tab/><text:span text:style-name="T47">mag</text:span>step<text:tab/>= Escalones de dB a efectos de rejilla y rotulación.<text:line-break/><text:tab/>flow<text:tab/>= <text:span text:style-name="T43">Límite inferior de frecuencias (Hz)</text:span>.<text:line-break/><text:tab/>f<text:span text:style-name="T43">high</text:span><text:tab/>= <text:span text:style-name="T43">Límite superior de frecuencias (Hz)</text:span>.<text:line-break/><text:tab/>plotitle<text:tab/>= Título de la gráfica.</text:p>
      <text:h text:style-name="Heading_20_4" text:outline-level="4">biqshelving </text:h>
      <text:p text:style-name="Text_20_body">Obtiene los coeficientes del filtro IIR asociado a un filtro shelving tal como se define en <text:a xlink:type="simple" xlink:href="http://www.linkwitzlab.com/" text:style-name="Internet_20_link" text:visited-style-name="Visited_20_Internet_20_Link">www.linkwitzlab.com</text:a>. La pendiente se limita a la ausencia de overshoot, con un máximo de 6 dB/oct. Las ganancias en la banda pasante son siempre positivas.</text:p>
      <text:p text:style-name="Preformatted_20_Text">[b,a] = biqshelving(fs, f1, f2, type)</text:p>
      <text:p text:style-name="Preformatted_20_Text"><text:tab/>[b,a]<text:tab/>= Coeficientes del filtro IIR.<text:line-break/><text:tab/>fs<text:tab/>= Frecuencia de muestreo.<text:line-break/><text:tab/>f1<text:tab/>= Frecuencia de inicio de la pendiente.<text:line-break/><text:tab/>f2<text:tab/>= Frecuencia final de la pendiente.<text:line-break/><text:tab/>type<text:tab/>= Valor de cadena entre: lowShelf o highShelf.</text:p>
      <text:h text:style-name="Heading_20_4" text:outline-level="4">biquad </text:h>
      <text:p text:style-name="Text_20_body">Obtiene los coeficientes del filtro IIR asociado a un biquad. Las ganancias en la banda pasante son siempre positivas.</text:p>
      <text:p text:style-name="Preformatted_20_Text">[b,a] = biquad(Fs,f0,Q,type,dBgain)</text:p>
      <text:p text:style-name="Preformatted_20_Text"><text:tab/>[b,a]<text:tab/>= Coeficientes del filtro IIR.<text:line-break/><text:tab/>fs<text:tab/>= Frecuencia de muestreo.<text:line-break/><text:tab/>f0<text:tab/>= Frecuencia central del filtro.<text:line-break/><text:tab/>Q<text:tab/>= Definido en "DSP EQ cookbook". En "peakingEQ" el ancho de<text:tab/><text:tab/> <text:s/>banda es entre puntos de ganancia mitad.<text:line-break/><text:tab/>type<text:tab/>= Valor de cadena entre:<text:line-break/><text:tab/><text:tab/> <text:s/>LPF, HPF, notch, peakingEQ, lowShelf o highShelf.<text:line-break/><text:soft-page-break/> <text:tab/>dBgain<text:tab/>= Solo para peakingEQ, lowShelf o highShelf.</text:p>
      <text:h text:style-name="Heading_20_4" text:outline-level="4">buttwindow</text:h>
      <text:p text:style-name="Text_20_body">Genera una ventana estándar de promediado de potencia con filtrado butterworth de 6º orden.</text:p>
      <text:p text:style-name="Preformatted_20_Text">x = buttwindow (m,ppo,ppoSm)</text:p>
      <text:p text:style-name="Preformatted_20_Text"><text:tab/>x <text:tab/>= Ventana.<text:line-break/><text:tab/>m <text:tab/>= Longitud del espectro logarítmico a promediar.<text:line-break/><text:tab/>ppo <text:tab/>= Fracción de octava del intervalo de frecuencias. <text:line-break/><text:tab/>ppoSm <text:tab/>= Fracción de octava del suavizado.</text:p>
      <text:h text:style-name="Heading_20_4" text:outline-level="4">centerimp</text:h>
      <text:p text:style-name="Text_20_body">Aumenta la longitud de un impulso centrándolo. El impulso original debe tener longitud impar.</text:p>
      <text:p text:style-name="Preformatted_20_Text">imp = centerimp(imporig,m)</text:p>
      <text:p text:style-name="Preformatted_20_Text"><text:tab/>imp <text:tab/>= Coeficientes del filtro FIR.<text:line-break/><text:tab/>imporig<text:tab/>= Impulso a centrar. Debe ser de longitud impar.<text:line-break/><text:tab/>m<text:tab/>= Longitud final del impulso.</text:p>
      <text:h text:style-name="Heading_20_4" text:outline-level="4">crossButterworth</text:h>
      <text:p text:style-name="Text_20_body">Obtiene el filtro FIR de un filtro Butterworth de orden n.</text:p>
      <text:p text:style-name="Preformatted_20_Text">imp = crossButterworth(Fs,m,nl,fl,nh,fh)</text:p>
      <text:p text:style-name="Preformatted_20_Text"><text:tab/>imp <text:tab/>= Coeficientes del filtro FIR.<text:line-break/><text:tab/>Fs <text:tab/>= Frecuencia de muestreo.<text:lin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inear</text:h>
      <text:p text:style-name="Text_20_body">Obtiene el filtro FIR windowed sinc de fase lineal y alta pendiente, con ventana Blackman-Harris. Genera un filtro de longitud efectiva igual a un cierto número de ciclos de señal (a la frecuencia de corte), centrado en un vector de ceros de longitud m. m siempre es par, y el filtro como tal siempre es impar, de modo que el centrado tiene un desplazamiento de una muestra hacia el pasado.</text:p>
      <text:p text:style-name="Preformatted_20_Text">imp = crossLinear(Fs,m,nc,fl,fh)</text:p>
      <text:p text:style-name="Preformatted_20_Text"><text:tab/>imp <text:tab/>= Coeficientes del filtro FIR.<text:line-break/><text:tab/>Fs <text:tab/>= Frecuencia de muestreo.<text:line-break/><text:tab/>m <text:tab/>= Número de muestras.<text:line-break/><text:tab/>nc<text:tab/>= Número de ciclos del impulso.<text:line-break/><text:tab/>fl <text:tab/>= Frecuencia de corte inferior (pasaaltos). 0 para pasabajos.<text:line-break/><text:tab/>fh <text:tab/>= Frecuencia de corte superior (pasabajos). 0 para pasaaltos.</text:p>
      <text:h text:style-name="Heading_20_4" text:outline-level="4">crossLinkwitzRiley</text:h>
      <text:p text:style-name="Text_20_body">Obtiene el filtro FIR de un filtro Linkwitz-Riley de orden nl, nl par.</text:p>
      <text:p text:style-name="Preformatted_20_Text">imp = crossLinkwitzRiley(Fs,m,nl,fl,nh,fh)</text:p>
      <text:p text:style-name="Preformatted_20_Text"><text:tab/>imp <text:tab/>= Coeficientes del filtro FIR.<text:line-break/><text:tab/>Fs <text:tab/>= Frecuencia de muestreo.<text:line-break/><text:tab/>m <text:tab/>= Número de muestras.<text:line-break/><text:soft-pag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Rmag</text:h>
      <text:p text:style-name="Text_20_body">Obtiene la magnitud de los filtros Linkwitz-Riley pasabajos y pasaaltos con pendiente dada sobre un semiespectro. El espaciado de frecuencias es arbitrario.</text:p>
      <text:p text:style-name="Preformatted_20_Text">[magL,magH] = crossLRmag(F,fc,slope)</text:p>
      <text:p text:style-name="Preformatted_20_Text"><text:tab/>magL<text:tab/>= Vector columna con la magnitud del pasabajos.<text:line-break/><text:tab/>magH<text:tab/>= Vector columna con la magnitud del pasaaltos.<text:line-break/><text:tab/>F<text:tab/>= Vector columna con las frecuencias del semiespectro.<text:line-break/><text:tab/>fc<text:tab/>= Frecuencia de corte.<text:line-break/><text:tab/>slope<text:tab/>= Pendiente en dB/oct.</text:p>
      <text:h text:style-name="Heading_20_4" text:outline-level="4">dB2mag, dB2pow</text:h>
      <text:p text:style-name="Text_20_body">Pasa un vector de decibelios a magnitud o potencia.</text:p>
      <text:p text:style-name="Preformatted_20_Text">b = dB2mag(a)</text:p>
      <text:p text:style-name="Preformatted_20_Text"><text:tab/>b<text:tab/>= Magnitud.<text:line-break/><text:tab/>a<text:tab/>= Decibelios.</text:p>
      <text:p text:style-name="Preformatted_20_Text">b = dB2pow(a)</text:p>
      <text:p text:style-name="Preformatted_20_Text"><text:tab/>b<text:tab/>= Potencia.<text:line-break/><text:tab/>a<text:tab/>= Decibelios.</text:p>
      <text:h text:style-name="Heading_20_4" text:outline-level="4">delta</text:h>
      <text:p text:style-name="Text_20_body">Obtiene un impulso de longitud <text:span text:style-name="Variable">m</text:span> con valor <text:span text:style-name="Valor"><text:span text:style-name="T5">1</text:span></text:span><text:span text:style-name="T5"> </text:span>en su primera muestra.</text:p>
      <text:p text:style-name="Preformatted_20_Text">imp = delta(m)</text:p>
      <text:p text:style-name="Preformatted_20_Text"><text:tab/>imp <text:tab/>= Coeficientes del filtro FIR.<text:line-break/><text:tab/>m <text:tab/>= Número de muestras.</text:p>
      <text:h text:style-name="Heading_20_4" text:outline-level="4">deltacentered</text:h>
      <text:p text:style-name="Text_20_body">Obtiene un impulso de longitud <text:span text:style-name="Variable">m</text:span> con valor <text:span text:style-name="Valor"><text:span text:style-name="T5">1</text:span></text:span> en su muestra central.</text:p>
      <text:p text:style-name="Preformatted_20_Text">imp = deltacentered(m)</text:p>
      <text:p text:style-name="Preformatted_20_Text"><text:tab/>imp <text:tab/>= Coeficientes del filtro FIR.<text:line-break/><text:tab/>m <text:tab/>= Número de muestras. Debe ser impar.</text:p>
      <text:h text:style-name="Heading_20_4" text:outline-level="4">frjoin</text:h>
      <text:p text:style-name="Text_20_body">Une dos respuestas en magnitud sobre el semiespectro, mezclándolas en un intervalo de índices dado.</text:p>
      <text:p text:style-name="Preformatted_20_Text">ssp = frjoin(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line-break/><text:tab/>k1<text:tab/>= Primer índice del intervalo.<text:line-break/><text:tab/>k2<text:tab/>= Segundo índice del intervalo.</text:p>
      <text:h text:style-name="Heading_20_4" text:outline-level="4"><text:soft-page-break/>frjoinlog</text:h>
      <text:p text:style-name="Text_20_body">Une dos respuestas en magnitud sobre el semiespectro, mezclándolas en un intervalo de índices dado. Asume que las respuestas a unir están en una escala de frecuencias logarítmica.</text:p>
      <text:p text:style-name="Preformatted_20_Text">ssp = frjoinlog(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tab/>k1<text:tab/>= Primer índice del intervalo.<text:line-break/><text:tab/>k2<text:tab/>= Segundo índice del intervalo.</text:p>
      <text:h text:style-name="Heading_20_4" text:outline-level="4">gainpcm</text:h>
      <text:p text:style-name="Text_20_body">Aplica una cierta ganancia en dB a un archivo <text:span text:style-name="Nombre_20_de_20_archivo">.pcm</text:span> y lo guarda.</text:p>
      <text:p text:style-name="Preformatted_20_Text">gainpcm (filename, gaindB)</text:p>
      <text:p text:style-name="Preformatted_20_Text"><text:tab/>filename<text:tab/>= Nombres del archivo pcm.<text:line-break/><text:tab/>gaindB<text:tab/>= Ganancia a aplicar (dB).</text:p>
      <text:h text:style-name="Heading_20_4" text:outline-level="4">HouseCurve</text:h>
      <text:p text:style-name="Text_20_body">Obtiene los valores de la ecualización House Curve sobre un vector de frecuencias <text:span text:style-name="Variable"><text:span text:style-name="T7">F</text:span></text:span>.</text:p>
      <text:p text:style-name="Preformatted_20_Text">[mag, pha] = HouseCurve (F, f_corner, house_atten, fs)</text:p>
      <text:p text:style-name="Preformatted_20_Text">mag <text:tab/><text:tab/>= Vector de magnitudes (dB).<text:line-break/>pha <text:tab/><text:tab/>= Vector de fases (deg).<text:line-break/>F <text:tab/><text:tab/>= Vector de frecuencias.<text:line-break/>f_corner <text:tab/><text:tab/>= Frecuencia en la que empieza a bajar la curva.<text:line-break/>house_atten <text:tab/>= Atenuación a 20kHz.<text:line-break/>fs <text:tab/><text:tab/>= Frecuencia de muestreo.</text:p>
      <text:h text:style-name="Heading_20_4" text:outline-level="4">lininterp</text:h>
      <text:p text:style-name="Text_20_body">Obtiene la magnitud en decibelios sobre el semiespectro a partir de un archivo <text:span text:style-name="Nombre_20_de_20_archivo">.frd</text:span>.</text:p>
      <text:p text:style-name="Preformatted_20_Text">maglin = lininterp (F,mag,m,fs)</text:p>
      <text:p text:style-name="Preformatted_20_Text"><text:tab/>maglin<text:tab/>= Magnitud interpolada.<text:line-break/><text:tab/>mag<text:tab/>= Magnitud a interpolar.<text:line-break/><text:tab/>F<text:tab/>= Vector de frecuencias.<text:line-break/><text:tab/>m<text:tab/>= Longitud del espectro completo (debe ser par).<text:line-break/><text:tab/>fs<text:tab/>= Frecuencia de muestreo.</text:p>
      <text:h text:style-name="P47" text:outline-level="4">loadfrd</text:h>
      <text:p text:style-name="P21">Carga datos de respuesta en frecuencia desde un archivo <text:span text:style-name="Nombre_20_de_20_archivo">.frd</text:span>.</text:p>
      <text:p text:style-name="P22"><text:span text:style-name="T46">S</text:span>e ignoran las líneas con texto no numérico.</text:p>
      <text:p text:style-name="P19">[freq, magdB, pha] = loadfrd (filename)</text:p>
      <text:p text:style-name="P20"><text:tab/>freq<text:tab/>= <text:span text:style-name="T44">Vector de frecuencias</text:span>.<text:line-break/><text:tab/>magdB<text:tab/>= <text:span text:style-name="T45">M</text:span>agnitud <text:span text:style-name="T45">en </text:span>dB.<text:line-break/><text:tab/>pha <text:tab/>= <text:span text:style-name="T45">F</text:span>ase.<text:line-break/><text:tab/>filename<text:tab/>= <text:span text:style-name="T44">nombre completo del archivo </text:span>.frd.</text:p>
      <text:h text:style-name="Heading_20_4" text:outline-level="4">loadpcm</text:h>
      <text:p text:style-name="Text_20_body">(Tomada de DRC-fir) Lee archivos <text:span text:style-name="Nombre_20_de_20_archivo">.pcm</text:span>.</text:p>
      <text:p text:style-name="Preformatted_20_Text"><text:soft-page-break/>pcm = loadpcm(fname)</text:p>
      <text:p text:style-name="Preformatted_20_Text"><text:tab/>pcm<text:tab/>= Vector columna del impulso.<text:line-break/> <text:tab/>fname<text:tab/>= Nombre del archivo .pcm.</text:p>
      <text:h text:style-name="Heading_20_4" text:outline-level="4">loadpir</text:h>
      <text:p text:style-name="Text_20_body">Lee archivos <text:span text:style-name="Nombre_20_de_20_archivo">.pir</text:span> de ARTA.</text:p>
      <text:p text:style-name="Preformatted_20_Text">pcm = loadpir(fname)</text:p>
      <text:p text:style-name="Preformatted_20_Text"><text:tab/>pcm<text:tab/>= Vector columna del impulso.<text:line-break/><text:tab/>fname<text:tab/>= Nombre del archivo .pir.</text:p>
      <text:h text:style-name="Heading_20_4" text:outline-level="4">logfreq</text:h>
      <text:p text:style-name="Text_20_body">Genera un vector de frecuencias espaciado logaritmicamente, entre el bin menor no nulo del fft y <text:span text:style-name="Variable">fs</text:span><text:span text:style-name="T6">⁠</text:span>/<text:span text:style-name="T6">⁠2</text:span>.</text:p>
      <text:p text:style-name="Preformatted_20_Text">logf = logfreq(m,fs,ppo)</text:p>
      <text:p text:style-name="Preformatted_20_Text"><text:tab/>m<text:tab/>= Longitud del fft original.<text:line-break/><text:tab/>fs<text:tab/>= Frecuencia de muestreo.<text:line-break/><text:tab/>ppo<text:tab/>= Fracción de octava del intervalo de frecuencias.</text:p>
      <text:h text:style-name="Heading_20_4" text:outline-level="4">mag2dB, pow2dB</text:h>
      <text:p text:style-name="Text_20_body">Pasa un vector de magnitud o potencia a decibelios .</text:p>
      <text:p text:style-name="Preformatted_20_Text">b = mag2dB(a)</text:p>
      <text:p text:style-name="Preformatted_20_Text"><text:tab/>b<text:tab/>= Decibelios.<text:line-break/><text:tab/>a<text:tab/>= Magnitud.</text:p>
      <text:p text:style-name="Preformatted_20_Text">b = pow2dB(a)</text:p>
      <text:p text:style-name="Preformatted_20_Text"><text:tab/>b<text:tab/>= Decibelios.<text:line-break/><text:tab/>a<text:tab/>= Potencia.</text:p>
      <text:h text:style-name="Heading_20_4" text:outline-level="4">minexcphsp</text:h>
      <text:p text:style-name="Text_20_body">Obtiene el espectro de fase mínima y el pasatodo con el exceso de fase a partir de un espectro completo.</text:p>
      <text:p text:style-name="Preformatted_20_Text">[minph,excph] = minexcphsp(sp)</text:p>
      <text:p text:style-name="Preformatted_20_Text"><text:tab/>minph<text:tab/>= Espectro completo de fase mínima con la misma magnitud de <text:tab/><text:tab/> <text:s/>espectro que imp.<text:line-break/><text:tab/>excph<text:tab/>= Espectro completo pasatodo de exceso de fase.<text:line-break/><text:tab/>sp<text:tab/>= Espectro completo. Longitud par.</text:p>
      <text:h text:style-name="Heading_20_4" text:outline-level="4">minphsp</text:h>
      <text:p text:style-name="Text_20_body">Obtiene el espectro de fase mínima a partir de un espectro completo.</text:p>
      <text:p text:style-name="Preformatted_20_Text">minph = minphsp(sp)</text:p>
      <text:p text:style-name="Preformatted_20_Text"><text:tab/>minph<text:tab/>= Espectro completo de fase mínima con la misma magnitud que <text:s text:c="4"/><text:tab/>sp.<text:line-break/><text:tab/>sp<text:tab/>= Espectro completo. Longitud par.</text:p>
      <text:h text:style-name="Heading_20_4" text:outline-level="4"><text:soft-page-break/>RoomGain</text:h>
      <text:p text:style-name="Text_20_body">Obtiene los valores de la ecualización Room Gain sobre un vector de frecuencias <text:span text:style-name="Variable"><text:span text:style-name="T8">F</text:span></text:span>.</text:p>
      <text:p text:style-name="Preformatted_20_Text">[mag, pha] = RoomGain (F, gain_dBS, fs)</text:p>
      <text:p text:style-name="Preformatted_20_Text"><text:tab/>mag <text:tab/><text:tab/>= Vector de magnitudes (dB).<text:line-break/><text:tab/>pha <text:tab/><text:tab/>= Vector de fases (deg).<text:line-break/><text:tab/>F <text:tab/><text:tab/>= Vector de frecuencias.<text:line-break/><text:tab/>gain_dBS <text:tab/><text:tab/>= Ganancia total a DC sobre la respuesta plana.<text:line-break/><text:tab/>fs <text:tab/><text:tab/>= Frecuencia de muestreo.</text:p>
      <text:h text:style-name="Heading_20_4" text:outline-level="4">savepcm</text:h>
      <text:p text:style-name="Text_20_body">(Tomada de DRC-fir) Escribe archivos <text:span text:style-name="Nombre_20_de_20_archivo">.pcm</text:span>.</text:p>
      <text:p text:style-name="Preformatted_20_Text">savepcm(pcm,fname)</text:p>
      <text:p text:style-name="Preformatted_20_Text"><text:tab/>pcm<text:tab/>= Vector del impulso.<text:line-break/><text:tab/>fname <text:tab/>= Nombre de archivo .pcm.</text:p>
      <text:h text:style-name="Heading_20_4" text:outline-level="4">semiblackman</text:h>
      <text:p text:style-name="Text_20_body">Obtiene la mitad derecha de una ventana Blackman de longitud <text:span text:style-name="Variable">m</text:span>.</text:p>
      <text:p text:style-name="Preformatted_20_Text">w = semiblackman(m)</text:p>
      <text:p text:style-name="Preformatted_20_Text"><text:tab/>w <text:tab/>= Ventana.<text:line-break/><text:tab/>m <text:tab/>= Número de muestras.</text:p>
      <text:h text:style-name="Heading_20_4" text:outline-level="4">semisp</text:h>
      <text:p text:style-name="Text_20_body">Obtiene el espectro de las frecuencias positivas a partir de un espectro completo.</text:p>
      <text:p text:style-name="Preformatted_20_Text">ssp = semisp(wsp)</text:p>
      <text:p text:style-name="Preformatted_20_Text"><text:tab/>ssp<text:tab/>= Semiespectro entre 0 y m/2.<text:line-break/><text:tab/>wsp<text:tab/>= Espectro completo entre 0 y m-1 (m par).</text:p>
      <text:h text:style-name="Heading_20_4" text:outline-level="4">smooth</text:h>
      <text:p text:style-name="Text_20_body">Suaviza un semiespectro real con un ancho dado en fracción de octava.</text:p>
      <text:p text:style-name="Preformatted_20_Text">xsss = smooth(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smoothpw</text:h>
      <text:p text:style-name="Text_20_body">Suaviza en potencia un semiespectro real con un ancho dado en fracción de octava.</text:p>
      <text:p text:style-name="Preformatted_20_Text">xsss = smoothpw(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text:soft-page-break/>smoothlog</text:h>
      <text:p text:style-name="Text_20_body">Suaviza un espectro logarítmico con un ancho dado en fracción de octava.</text:p>
      <text:p text:style-name="Preformatted_20_Text">xs = smoothlog(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tab/>ppoSm<text:tab/>= Fracción de octava del suavizado.</text:p>
      <text:h text:style-name="Heading_20_4" text:outline-level="4">smoothlogpw</text:h>
      <text:p text:style-name="Text_20_body">Suaviza en potencia un espectro logarítmico con un ancho dado en fracción de octava.</text:p>
      <text:p text:style-name="Preformatted_20_Text">xs = smoothlogpw(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line-break/><text:tab/>ppoSm<text:tab/>= Fracción de octava del suavizado.</text:p>
      <text:h text:style-name="Heading_20_4" text:outline-level="4">trwcos</text:h>
      <text:p text:style-name="Text_20_body">Genera ventanas de transición complementarias en un intervalo dado, según una función “raised cosine” en escala de frecuencias logarítmica.</text:p>
      <text:p text:style-name="Preformatted_20_Text">[trw1,trw2] = trwcos(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trwcoslog</text:h>
      <text:p text:style-name="Text_20_body">Genera ventanas de transición complementarias en un intervalo dado, según una función “raised cosine”. Los datos de entrada han de estar en magnitudes logarítmicas, tanto en frecuencia como en valor.<office:annotation><dc:creator>RR</dc:creator><dc:date>2019-02-14T11:58:07.233433325</dc:date><loext:sender-initials>RR</loext:sender-initials><text:p text:style-name="P48"><text:span text:style-name="T61">revisar</text:span></text:p></office:annotation></text:p>
      <text:p text:style-name="Preformatted_20_Text">[trw1,trw2] = trwcoslog(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wholesplp</text:h>
      <text:p text:style-name="Text_20_body">Obtiene el espectro simétrico completo a partir del espectro de las frecuencias positivas.</text:p>
      <text:p text:style-name="Preformatted_20_Text">wsp = wholesplp(ssp)</text:p>
      <text:p text:style-name="Preformatted_20_Text"><text:tab/>wsp<text:tab/>= Espectro completo entre 0 y m-1 (m par).<text:line-break/><text:tab/>ssp<text:tab/>= Semiespectro entre 0 y m/2.</text:p>
      <text:h text:style-name="Heading_20_4" text:outline-level="4">wholespmp</text:h>
      <text:p text:style-name="Text_20_body">Obtiene el espectro causal completo a partir del espectro de las frecuencias positivas.</text:p>
      <text:p text:style-name="Preformatted_20_Text">wsp = wholespmp(ssp)</text:p>
      <text:p text:style-name="Preformatted_20_Text"><text:soft-page-break/><text:tab/>wsp<text:tab/>= Espectro completo entre 0 y m-1 (m par).<text:line-break/><text:tab/>ssp<text:tab/>= Semiespectro entre 0 y m/2.</text:p>
      <text:p text:style-name="Quotation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loext:graphic-properties draw:fill="none" draw:fill-color="#99ccff"/>
      <style:paragraph-properties style:page-number="auto" fo:break-before="page" fo:background-color="transparent"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left="0cm" fo:margin-right="0cm" fo:margin-top="0cm" fo:margin-bottom="0.21cm" loext:contextual-spacing="false" fo:line-height="115%" fo:text-indent="0cm" style:auto-text-indent="false"/>
      <style:text-properties style:font-name="FreeMono" fo:font-family="FreeMono" style:font-style-name="Normal"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fo:font-weight="bold"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alor" style:family="text" style:parent-style-name="Variable">
      <style:text-properties fo:font-weight="normal"/>
    </style:style>
    <style:style style:name="Nombre_20_de_20_archivo" style:display-name="Nombre de archivo" style:family="text">
      <style:text-properties fo:font-weight="bold"/>
    </style:style>
    <style:style style:name="Código_20_inline" style:display-name="Código inline" style:family="text" style:parent-style-name="Source_20_Text">
      <style:text-properties style:font-name="FreeMono1" fo:font-family="FreeMono" style:font-style-name="Oblicua" style:font-family-generic="modern" style:font-pitch="fixed" fo:font-style="obliqu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Linux_X86_64 LibreOffice_project/10$Build-2</meta:generator>
    <meta:creation-date>2007-04-07T18:46:22</meta:creation-date>
    <dc:date>2019-03-05T08:22:21.821165130</dc:date>
    <meta:printed-by>R R</meta:printed-by>
    <meta:print-date>2007-08-24T21:33:41</meta:print-date>
    <meta:editing-cycles>673</meta:editing-cycles>
    <meta:editing-duration>P6DT6H22M13S</meta:editing-duration>
    <meta:document-statistic meta:table-count="0" meta:image-count="0" meta:object-count="0" meta:page-count="17" meta:paragraph-count="306" meta:word-count="4284" meta:character-count="26312" meta:non-whitespace-character-count="22117"/>
    <meta:user-defined meta:name="Info 1"/>
    <meta:user-defined meta:name="Info 2"/>
    <meta:user-defined meta:name="Info 3"/>
    <meta:user-defined meta:name="Info 4"/>
  </office:meta>
</office:document-meta>
</file>